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Excel_20_Built-in_20_Hyperlink">
      <style:table-cell-properties fo:wrap-option="wrap"/>
      <style:text-properties fo:color="#000000" style:font-name="Liberation Sans" fo:language="en" fo:country="AU" style:text-underline-style="none" fo:font-weight="normal" style:text-underline-mode="continuous" style:text-overline-mode="continuous" style:text-line-through-mode="continuous" style:font-name-asian="Segoe UI" style:language-asian="zh" style:country-asian="CN" style:font-weight-asian="normal" style:language-complex="hi" style:country-complex="IN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ackground-color="#b3ca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Default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border-right="0.74pt solid #c0c0c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0.74pt solid #c0c0c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Default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d9d9d9" style:direction="ltr" fo:border-right="0.74pt solid #c0c0c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c0c0c0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 style:data-style-name="N1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c0c0c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12cm" fo:min-height="0.4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2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3" table:default-cell-style-name="Default"/>
        <table:table-row table:style-name="ro1">
          <table:table-cell table:style-name="ce1" table:number-columns-repeated="2"/>
          <table:table-cell table:style-name="ce4" table:number-columns-repeated="2"/>
          <table:table-cell table:style-name="ce53" office:value-type="string" calcext:value-type="string" table:number-columns-spanned="3" table:number-rows-spanned="1">
            <text:p>Passing</text:p>
          </table:table-cell>
          <table:covered-table-cell table:number-columns-repeated="2" table:style-name="ce53"/>
          <table:table-cell table:style-name="ce53" office:value-type="string" calcext:value-type="string" table:number-columns-spanned="2" table:number-rows-spanned="1">
            <text:p>Rushing</text:p>
          </table:table-cell>
          <table:covered-table-cell table:style-name="ce53"/>
          <table:table-cell table:style-name="ce53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53"/>
          <table:table-cell table:style-name="ce53" office:value-type="string" calcext:value-type="string">
            <text:p>Returns</text:p>
          </table:table-cell>
          <table:table-cell table:style-name="ce53" office:value-type="string" calcext:value-type="string" table:number-columns-spanned="2" table:number-rows-spanned="1">
            <text:p>Misc</text:p>
          </table:table-cell>
          <table:covered-table-cell table:style-name="ce53"/>
          <table:table-cell table:style-name="ce53" office:value-type="string" calcext:value-type="string">
            <text:p>Fumbles</text:p>
          </table:table-cell>
          <table:table-cell table:style-name="ce53" office:value-type="string" calcext:value-type="string">
            <text:p>Fantasy</text:p>
          </table:table-cell>
          <table:table-cell table:style-name="ce63"/>
          <table:table-cell table:style-name="ce65" table:number-columns-spanned="8" table:number-rows-spanned="1"/>
          <table:covered-table-cell table:number-columns-repeated="7" table:style-name="ce31"/>
          <table:table-cell table:style-name="ce68" table:number-columns-spanned="4" table:number-rows-spanned="1"/>
          <table:covered-table-cell table:style-name="ce33"/>
          <table:covered-table-cell table:style-name="ce70"/>
          <table:covered-table-cell table:style-name="ce36"/>
          <table:table-cell table:style-name="ce70" table:number-columns-spanned="5" table:number-rows-spanned="1"/>
          <table:covered-table-cell table:number-columns-repeated="4" table:style-name="ce31"/>
          <table:table-cell table:style-name="ce65" table:number-columns-spanned="2" table:number-rows-spanned="1"/>
          <table:covered-table-cell table:style-name="ce31"/>
          <table:table-cell table:style-name="ce68"/>
          <table:table-cell table:style-name="ce73" table:number-columns-spanned="2" table:number-rows-spanned="1"/>
          <table:covered-table-cell table:style-name="ce40"/>
          <table:table-cell table:style-name="ce76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48" office:value-type="string" calcext:value-type="string">
            <text:p>Team</text:p>
          </table:table-cell>
          <table:table-cell table:style-name="ce48" office:value-type="string" calcext:value-type="string">
            <office:annotation draw:style-name="gr1" draw:text-style-name="P2" svg:width="3.341cm" svg:height="0.608cm" svg:x="11.83cm" svg:y="0.451cm" draw:caption-point-x="-1.227cm" draw:caption-point-y="0.0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54" office:value-type="string" calcext:value-type="string">
            <text:p>Yds</text:p>
          </table:table-cell>
          <table:table-cell table:style-name="ce54" office:value-type="string" calcext:value-type="string">
            <text:p>TD</text:p>
          </table:table-cell>
          <table:table-cell table:style-name="ce54" office:value-type="string" calcext:value-type="string">
            <text:p>Int</text:p>
          </table:table-cell>
          <table:table-cell table:style-name="ce56" office:value-type="string" calcext:value-type="string">
            <text:p>Yds</text:p>
          </table:table-cell>
          <table:table-cell table:style-name="ce56" office:value-type="string" calcext:value-type="string">
            <text:p>TD</text:p>
          </table:table-cell>
          <table:table-cell table:style-name="ce57" office:value-type="string" calcext:value-type="string">
            <text:p>Rec</text:p>
          </table:table-cell>
          <table:table-cell table:style-name="ce57" office:value-type="string" calcext:value-type="string">
            <text:p>Yds</text:p>
          </table:table-cell>
          <table:table-cell table:style-name="ce57" office:value-type="string" calcext:value-type="string">
            <text:p>TD</text:p>
          </table:table-cell>
          <table:table-cell table:style-name="ce59" office:value-type="string" calcext:value-type="string">
            <text:p>TD</text:p>
          </table:table-cell>
          <table:table-cell table:style-name="ce60" office:value-type="string" calcext:value-type="string">
            <text:p>FumTD</text:p>
          </table:table-cell>
          <table:table-cell table:style-name="ce60" office:value-type="string" calcext:value-type="string">
            <text:p>2PT</text:p>
          </table:table-cell>
          <table:table-cell table:style-name="ce61" office:value-type="string" calcext:value-type="string">
            <text:p>Lost</text:p>
          </table:table-cell>
          <table:table-cell table:style-name="ce62" office:value-type="string" calcext:value-type="string">
            <text:p>Points</text:p>
          </table:table-cell>
          <table:table-cell table:style-name="ce64"/>
          <table:table-cell table:style-name="ce66"/>
          <table:table-cell table:style-name="ce64" table:number-columns-repeated="7"/>
          <table:table-cell table:style-name="ce66" table:number-columns-repeated="2"/>
          <table:table-cell table:style-name="ce64" table:number-columns-repeated="7"/>
          <table:table-cell table:style-name="ce66"/>
          <table:table-cell table:style-name="ce64"/>
          <table:table-cell table:style-name="ce72"/>
          <table:table-cell table:style-name="ce64"/>
          <table:table-cell table:style-name="ce75"/>
          <table:table-cell table:style-name="ce7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Patrick Mahomes</text:p>
          </table:table-cell>
          <table:table-cell table:style-name="ce49" office:value-type="string" calcext:value-type="string">
            <text:p>KC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360" calcext:value-type="float">
            <text:p>36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34.9" calcext:value-type="float">
            <text:p>34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sh Allen</text:p>
          </table:table-cell>
          <table:table-cell table:style-name="ce49" office:value-type="string" calcext:value-type="string">
            <text:p>BUF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97" calcext:value-type="float">
            <text:p>297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31.48" calcext:value-type="float">
            <text:p>31.4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arson Wentz</text:p>
          </table:table-cell>
          <table:table-cell table:style-name="ce49" office:value-type="string" calcext:value-type="string">
            <text:p>WAS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313" calcext:value-type="float">
            <text:p>31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7.72" calcext:value-type="float">
            <text:p>27.7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len Hurts</text:p>
          </table:table-cell>
          <table:table-cell table:style-name="ce49" office:value-type="string" calcext:value-type="string">
            <text:p>PHI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43" calcext:value-type="float">
            <text:p>243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24.72" calcext:value-type="float">
            <text:p>24.7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stin Herbert</text:p>
          </table:table-cell>
          <table:table-cell table:style-name="ce49" office:value-type="string" calcext:value-type="string">
            <text:p>LAC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79" calcext:value-type="float">
            <text:p>27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23.26" calcext:value-type="float">
            <text:p>23.2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meis Winston</text:p>
          </table:table-cell>
          <table:table-cell table:style-name="ce49" office:value-type="string" calcext:value-type="string">
            <text:p>NOD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69" calcext:value-type="float">
            <text:p>26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1.66" calcext:value-type="float">
            <text:p>21.6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yler Murray</text:p>
          </table:table-cell>
          <table:table-cell table:style-name="ce49" office:value-type="string" calcext:value-type="string">
            <text:p>ARI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93" calcext:value-type="float">
            <text:p>19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9" calcext:value-type="float">
            <text:p>29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0.62" calcext:value-type="float">
            <text:p>20.6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Lamar Jackson</text:p>
          </table:table-cell>
          <table:table-cell table:style-name="ce49" office:value-type="string" calcext:value-type="string">
            <text:p>BAL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13" calcext:value-type="float">
            <text:p>213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20.22" calcext:value-type="float">
            <text:p>20.2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cus Mariota</text:p>
          </table:table-cell>
          <table:table-cell table:style-name="ce49" office:value-type="string" calcext:value-type="string">
            <text:p>ATL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15" calcext:value-type="float">
            <text:p>215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9.8" calcext:value-type="float">
            <text:p>19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yan Tannehill</text:p>
          </table:table-cell>
          <table:table-cell table:style-name="ce49" office:value-type="string" calcext:value-type="string">
            <text:p>TEN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66" calcext:value-type="float">
            <text:p>266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9.34" calcext:value-type="float">
            <text:p>19.3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irk Cousins</text:p>
          </table:table-cell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77" calcext:value-type="float">
            <text:p>277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" table:style-name="ce55" office:value-type="string" calcext:value-type="string">
            <text:p>-</text:p>
          </table:table-cell>
          <table:table-cell table:style-name="ce55" office:value-type="float" office:value="19.08" calcext:value-type="float">
            <text:p>19.0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e Burrow</text:p>
          </table:table-cell>
          <table:table-cell table:style-name="ce49" office:value-type="string" calcext:value-type="string">
            <text:p>CIN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47" calcext:value-type="float">
            <text:p>47</text:p>
          </table:table-cell>
          <table:table-cell table:number-columns-repeated="6"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18.22" calcext:value-type="float">
            <text:p>18.2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aker Mayfield</text:p>
          </table:table-cell>
          <table:table-cell table:style-name="ce49" office:value-type="string" calcext:value-type="string">
            <text:p>CAR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35" calcext:value-type="float">
            <text:p>235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ussell Wilson</text:p>
          </table:table-cell>
          <table:table-cell table:style-name="ce49" office:value-type="string" calcext:value-type="string">
            <text:p>DEN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7.8" calcext:value-type="float">
            <text:p>1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eno Smith</text:p>
          </table:table-cell>
          <table:table-cell table:style-name="ce49" office:value-type="string" calcext:value-type="string">
            <text:p>SEA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95" calcext:value-type="float">
            <text:p>19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7.2" calcext:value-type="float">
            <text:p>17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niel Jones</text:p>
          </table:table-cell>
          <table:table-cell table:style-name="ce49" office:value-type="string" calcext:value-type="string">
            <text:p>NYG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88" calcext:value-type="float">
            <text:p>18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6"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16.02" calcext:value-type="float">
            <text:p>16.0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red Goff</text:p>
          </table:table-cell>
          <table:table-cell table:style-name="ce49" office:value-type="string" calcext:value-type="string">
            <text:p>DET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15" calcext:value-type="float">
            <text:p>21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5.5" calcext:value-type="float">
            <text:p>15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vis Mills</text:p>
          </table:table-cell>
          <table:table-cell table:style-name="ce49" office:value-type="string" calcext:value-type="string">
            <text:p>HOU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-1" calcext:value-type="float">
            <text:p>-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5.5" calcext:value-type="float">
            <text:p>15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tt Ryan</text:p>
          </table:table-cell>
          <table:table-cell table:style-name="ce49" office:value-type="string" calcext:value-type="string">
            <text:p>IND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352" calcext:value-type="float">
            <text:p>35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5.28" calcext:value-type="float">
            <text:p>15.2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ua Tagovailoa</text:p>
          </table:table-cell>
          <table:table-cell table:style-name="ce49" office:value-type="string" calcext:value-type="string">
            <text:p>MIA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70" calcext:value-type="float">
            <text:p>27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 table:style-name="ce55" office:value-type="string" calcext:value-type="string">
            <text:p>-</text:p>
          </table:table-cell>
          <table:table-cell table:style-name="ce55" office:value-type="float" office:value="14.8" calcext:value-type="float">
            <text:p>14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e Flacco</text:p>
          </table:table-cell>
          <table:table-cell table:style-name="ce49" office:value-type="string" calcext:value-type="string">
            <text:p>NYJ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309" calcext:value-type="float">
            <text:p>309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9" table:style-name="ce55" office:value-type="string" calcext:value-type="string">
            <text:p>-</text:p>
          </table:table-cell>
          <table:table-cell table:style-name="ce55" office:value-type="float" office:value="14.36" calcext:value-type="float">
            <text:p>14.3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rek Carr</text:p>
          </table:table-cell>
          <table:table-cell table:style-name="ce49" office:value-type="string" calcext:value-type="string">
            <text:p>LV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95" calcext:value-type="float">
            <text:p>29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9" table:style-name="ce55" office:value-type="string" calcext:value-type="string">
            <text:p>-</text:p>
          </table:table-cell>
          <table:table-cell table:style-name="ce55" office:value-type="float" office:value="13.8" calcext:value-type="float">
            <text:p>13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stin Fields</text:p>
          </table:table-cell>
          <table:table-cell table:style-name="ce49" office:value-type="string" calcext:value-type="string">
            <text:p>CHI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3.64" calcext:value-type="float">
            <text:p>13.6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evor Lawrence</text:p>
          </table:table-cell>
          <table:table-cell table:style-name="ce49" office:value-type="string" calcext:value-type="string">
            <text:p>JAX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75" calcext:value-type="float">
            <text:p>275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3.4" calcext:value-type="float">
            <text:p>13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tchell Trubisky</text:p>
          </table:table-cell>
          <table:table-cell table:style-name="ce49" office:value-type="string" calcext:value-type="string">
            <text:p>PIT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2.66" calcext:value-type="float">
            <text:p>12.6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coby Brissett</text:p>
          </table:table-cell>
          <table:table-cell table:style-name="ce49" office:value-type="string" calcext:value-type="string">
            <text:p>CLE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47" calcext:value-type="float">
            <text:p>1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0.88" calcext:value-type="float">
            <text:p>10.8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om Brady</text:p>
          </table:table-cell>
          <table:table-cell table:style-name="ce49" office:value-type="string" calcext:value-type="string">
            <text:p>TB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12" calcext:value-type="float">
            <text:p>21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-1" calcext:value-type="float">
            <text:p>-1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0.38" calcext:value-type="float">
            <text:p>10.3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ey Lance</text:p>
          </table:table-cell>
          <table:table-cell table:style-name="ce49" office:value-type="string" calcext:value-type="string">
            <text:p>SF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4" calcext:value-type="float">
            <text:p>54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9.96" calcext:value-type="float">
            <text:p>9.9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c Jones</text:p>
          </table:table-cell>
          <table:table-cell table:style-name="ce49" office:value-type="string" calcext:value-type="string">
            <text:p>NED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13" calcext:value-type="float">
            <text:p>213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.52" calcext:value-type="float">
            <text:p>8.5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tthew Stafford</text:p>
          </table:table-cell>
          <table:table-cell table:style-name="ce49" office:value-type="string" calcext:value-type="string">
            <text:p>LA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7.8" calcext:value-type="float">
            <text:p>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k Prescott</text:p>
          </table:table-cell>
          <table:table-cell table:style-name="ce49" office:value-type="string" calcext:value-type="string">
            <text:p>DAL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34" calcext:value-type="float">
            <text:p>13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4.46" calcext:value-type="float">
            <text:p>4.4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aron Rodgers</text:p>
          </table:table-cell>
          <table:table-cell table:style-name="ce49" office:value-type="string" calcext:value-type="string">
            <text:p>GB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95" calcext:value-type="float">
            <text:p>19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-1" calcext:value-type="float">
            <text:p>-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.7" calcext:value-type="float">
            <text:p>3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rmani Rogers</text:p>
          </table:table-cell>
          <table:table-cell table:style-name="ce49" office:value-type="string" calcext:value-type="string">
            <text:p>WAS</text:p>
          </table:table-cell>
          <table:table-cell table:style-name="ce49" office:value-type="string" calcext:value-type="string">
            <text:p>QB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3" calcext:value-type="float">
            <text:p>3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rdan Love</text:p>
          </table:table-cell>
          <table:table-cell table:style-name="ce49" office:value-type="string" calcext:value-type="string">
            <text:p>GB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65" calcext:value-type="float">
            <text:p>65</text:p>
          </table:table-cell>
          <table:table-cell table:number-columns-repeated="11" table:style-name="ce55" office:value-type="string" calcext:value-type="string">
            <text:p>-</text:p>
          </table:table-cell>
          <table:table-cell table:style-name="ce55" office:value-type="float" office:value="2.6" calcext:value-type="float">
            <text:p>2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oper Rush</text:p>
          </table:table-cell>
          <table:table-cell table:style-name="ce49" office:value-type="string" calcext:value-type="string">
            <text:p>DAL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64" calcext:value-type="float">
            <text:p>64</text:p>
          </table:table-cell>
          <table:table-cell table:number-columns-repeated="11" table:style-name="ce55" office:value-type="string" calcext:value-type="string">
            <text:p>-</text:p>
          </table:table-cell>
          <table:table-cell table:style-name="ce55" office:value-type="float" office:value="2.56" calcext:value-type="float">
            <text:p>2.5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ace McSorley</text:p>
          </table:table-cell>
          <table:table-cell table:style-name="ce49" office:value-type="string" calcext:value-type="string">
            <text:p>ARI</text:p>
          </table:table-cell>
          <table:table-cell table:style-name="ce49" office:value-type="string" calcext:value-type="string">
            <text:p>QB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2.48" calcext:value-type="float">
            <text:p>2.4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aylor Heinicke</text:p>
          </table:table-cell>
          <table:table-cell table:style-name="ce49" office:value-type="string" calcext:value-type="string">
            <text:p>WAS</text:p>
          </table:table-cell>
          <table:table-cell table:style-name="ce49" office:value-type="string" calcext:value-type="string">
            <text:p>QB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ndon Allen</text:p>
          </table:table-cell>
          <table:table-cell table:style-name="ce49" office:value-type="string" calcext:value-type="string">
            <text:p>CIN</text:p>
          </table:table-cell>
          <table:table-cell table:style-name="ce49" office:value-type="string" calcext:value-type="string">
            <text:p>QB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eff Driskel</text:p>
          </table:table-cell>
          <table:table-cell table:style-name="ce49" office:value-type="string" calcext:value-type="string">
            <text:p>HOU</text:p>
          </table:table-cell>
          <table:table-cell table:style-name="ce49" office:value-type="string" calcext:value-type="string">
            <text:p>Q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aquon Barkley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0" calcext:value-type="float">
            <text:p>30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3.4" calcext:value-type="float">
            <text:p>33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nathan Taylor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61" calcext:value-type="float">
            <text:p>16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7.5" calcext:value-type="float">
            <text:p>27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'Andre Swift</text:p>
          </table:table-cell>
          <table:table-cell table:style-name="ce50" office:value-type="string" calcext:value-type="string">
            <text:p>DET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44" calcext:value-type="float">
            <text:p>1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1" calcext:value-type="float">
            <text:p>3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6.5" calcext:value-type="float">
            <text:p>26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areem Hunt</text:p>
          </table:table-cell>
          <table:table-cell table:style-name="ce50" office:value-type="string" calcext:value-type="string">
            <text:p>CLE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rdarrelle Patterson</text:p>
          </table:table-cell>
          <table:table-cell table:style-name="ce50" office:value-type="string" calcext:value-type="string">
            <text:p>AT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2.6" calcext:value-type="float">
            <text:p>22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lyde Edwards-Helaire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2.4" calcext:value-type="float">
            <text:p>22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ontrell Hilliard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1" calcext:value-type="float">
            <text:p>6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1.9" calcext:value-type="float">
            <text:p>21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e Mixon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3" calcext:value-type="float">
            <text:p>6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1.5" calcext:value-type="float">
            <text:p>21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J Dillon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6" calcext:value-type="float">
            <text:p>4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0.1" calcext:value-type="float">
            <text:p>20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ntonio Gibson</text:p>
          </table:table-cell>
          <table:table-cell table:style-name="ce50" office:value-type="string" calcext:value-type="string">
            <text:p>WAS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72" calcext:value-type="float">
            <text:p>7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mes Robinson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6" calcext:value-type="float">
            <text:p>6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9.9" calcext:value-type="float">
            <text:p>19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vonte Williams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65" calcext:value-type="float">
            <text:p>65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9.8" calcext:value-type="float">
            <text:p>19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les Sanders</text:p>
          </table:table-cell>
          <table:table-cell table:style-name="ce50" office:value-type="string" calcext:value-type="string">
            <text:p>PH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8.5" calcext:value-type="float">
            <text:p>18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chael Carter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mes Conner</text:p>
          </table:table-cell>
          <table:table-cell table:style-name="ce50" office:value-type="string" calcext:value-type="string">
            <text:p>AR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9" calcext:value-type="float">
            <text:p>2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6.5" calcext:value-type="float">
            <text:p>16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maal Williams</text:p>
          </table:table-cell>
          <table:table-cell table:style-name="ce50" office:value-type="string" calcext:value-type="string">
            <text:p>DET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Leonard Fournette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27" calcext:value-type="float">
            <text:p>12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5.7" calcext:value-type="float">
            <text:p>15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tian McCaffrey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5.7" calcext:value-type="float">
            <text:p>15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ick Chubb</text:p>
          </table:table-cell>
          <table:table-cell table:style-name="ce50" office:value-type="string" calcext:value-type="string">
            <text:p>CLE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41" calcext:value-type="float">
            <text:p>14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5.3" calcext:value-type="float">
            <text:p>15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lvin Cook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3.8" calcext:value-type="float">
            <text:p>13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rrell Henderson</text:p>
          </table:table-cell>
          <table:table-cell table:style-name="ce50" office:value-type="string" calcext:value-type="string">
            <text:p>LA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6" calcext:value-type="float">
            <text:p>2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.3" calcext:value-type="float">
            <text:p>12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Isiah Pacheco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12.2" calcext:value-type="float">
            <text:p>12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ex Burkhead</text:p>
          </table:table-cell>
          <table:table-cell table:style-name="ce50" office:value-type="string" calcext:value-type="string">
            <text:p>HOU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0" calcext:value-type="float">
            <text:p>3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yheim Hines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4" calcext:value-type="float">
            <text:p>11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halil Herbert</text:p>
          </table:table-cell>
          <table:table-cell table:style-name="ce50" office:value-type="string" calcext:value-type="string">
            <text:p>CH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5" calcext:value-type="float">
            <text:p>45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-2" calcext:value-type="float">
            <text:p>-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3" calcext:value-type="float">
            <text:p>11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ustin Ekeler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2" calcext:value-type="float">
            <text:p>1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enneth Gainwell</text:p>
          </table:table-cell>
          <table:table-cell table:style-name="ce50" office:value-type="string" calcext:value-type="string">
            <text:p>PH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2" calcext:value-type="float">
            <text:p>1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ndon Bolden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0.8" calcext:value-type="float">
            <text:p>10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ajee Harris</text:p>
          </table:table-cell>
          <table:table-cell table:style-name="ce50" office:value-type="string" calcext:value-type="string">
            <text:p>PIT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0.6" calcext:value-type="float">
            <text:p>10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aron Jones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7" calcext:value-type="float">
            <text:p>2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.6" calcext:value-type="float">
            <text:p>10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ase Edmonds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.5" calcext:value-type="float">
            <text:p>10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eece Hall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0.1" calcext:value-type="float">
            <text:p>10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Eno Benjamin</text:p>
          </table:table-cell>
          <table:table-cell table:style-name="ce50" office:value-type="string" calcext:value-type="string">
            <text:p>AR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.1" calcext:value-type="float">
            <text:p>9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Zander Horvath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8.8" calcext:value-type="float">
            <text:p>8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shaad Penny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7" calcext:value-type="float">
            <text:p>8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avis Etienne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5" calcext:value-type="float">
            <text:p>8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sh Jacobs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3" calcext:value-type="float">
            <text:p>8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rrick Henry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2" calcext:value-type="float">
            <text:p>8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8.2" calcext:value-type="float">
            <text:p>8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vin Singletary</text:p>
          </table:table-cell>
          <table:table-cell table:style-name="ce50" office:value-type="string" calcext:value-type="string">
            <text:p>BUF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2" calcext:value-type="float">
            <text:p>8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vid Montgomery</text:p>
          </table:table-cell>
          <table:table-cell table:style-name="ce50" office:value-type="string" calcext:value-type="string">
            <text:p>CH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erick McKinnon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7" calcext:value-type="float">
            <text:p>2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9" calcext:value-type="float">
            <text:p>7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mien Harris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8" calcext:value-type="float">
            <text:p>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.D. McKissic</text:p>
          </table:table-cell>
          <table:table-cell table:style-name="ce50" office:value-type="string" calcext:value-type="string">
            <text:p>WAS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.8" calcext:value-type="float">
            <text:p>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lvin Kamara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6" calcext:value-type="float">
            <text:p>7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Zack Moss</text:p>
          </table:table-cell>
          <table:table-cell table:style-name="ce50" office:value-type="string" calcext:value-type="string">
            <text:p>BUF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1" calcext:value-type="float">
            <text:p>2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.6" calcext:value-type="float">
            <text:p>7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elvin Gordon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.2" calcext:value-type="float">
            <text:p>7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oston Scott</text:p>
          </table:table-cell>
          <table:table-cell table:style-name="ce50" office:value-type="string" calcext:value-type="string">
            <text:p>PHI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amaje Perine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7" calcext:value-type="float">
            <text:p>6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Ezekiel Elliott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-3" calcext:value-type="float">
            <text:p>-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9" calcext:value-type="float">
            <text:p>5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enyan Drake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6" calcext:value-type="float">
            <text:p>5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shua Kelley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5" calcext:value-type="float">
            <text:p>5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eff Wilson</text:p>
          </table:table-cell>
          <table:table-cell table:style-name="ce50" office:value-type="string" calcext:value-type="string">
            <text:p>SF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meon Pierce</text:p>
          </table:table-cell>
          <table:table-cell table:style-name="ce50" office:value-type="string" calcext:value-type="string">
            <text:p>HOU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9" calcext:value-type="float">
            <text:p>4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hamondre Stevenson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-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7" calcext:value-type="float">
            <text:p>4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heem Mostert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2" calcext:value-type="float">
            <text:p>4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ony Pollard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2" calcext:value-type="float">
            <text:p>4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Elijah Mitchell</text:p>
          </table:table-cell>
          <table:table-cell table:style-name="ce50" office:value-type="string" calcext:value-type="string">
            <text:p>SF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1" calcext:value-type="float">
            <text:p>41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chaad White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lexander Mattison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3.6" calcext:value-type="float">
            <text:p>3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stice Hill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1" calcext:value-type="float">
            <text:p>3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tt Breida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2.4" calcext:value-type="float">
            <text:p>2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lec Ingold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Patrick Ricard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RB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7" calcext:value-type="float">
            <text:p>1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.J. Ham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string" calcext:value-type="string">
            <text:p>RB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k Ingram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Boone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RB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ony Michel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Davis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kob Johnson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RB</text:p>
          </table:table-cell>
          <table:table-cell table:number-columns-repeated="5"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ylen Warren</text:p>
          </table:table-cell>
          <table:table-cell table:style-name="ce50" office:value-type="string" calcext:value-type="string">
            <text:p>PIT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7" calcext:value-type="float">
            <text:p>0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'Onta Foreman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uba Hubbard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3" calcext:value-type="float">
            <text:p>0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avis Homer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mien Williams</text:p>
          </table:table-cell>
          <table:table-cell table:style-name="ce50" office:value-type="string" calcext:value-type="string">
            <text:p>ATL</text:p>
          </table:table-cell>
          <table:table-cell table:style-name="ce49" office:value-type="string" calcext:value-type="string">
            <text:p>RB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stin Jefferson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84" calcext:value-type="float">
            <text:p>18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39.4" calcext:value-type="float">
            <text:p>39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oper Kupp</text:p>
          </table:table-cell>
          <table:table-cell table:style-name="ce50" office:value-type="string" calcext:value-type="string">
            <text:p>L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31.8" calcext:value-type="float">
            <text:p>31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vante Adams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41" calcext:value-type="float">
            <text:p>14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30.1" calcext:value-type="float">
            <text:p>30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'Marr Chase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29" calcext:value-type="float">
            <text:p>129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8.9" calcext:value-type="float">
            <text:p>28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chael Pittman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7.1" calcext:value-type="float">
            <text:p>27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tefon Diggs</text:p>
          </table:table-cell>
          <table:table-cell table:style-name="ce50" office:value-type="string" calcext:value-type="string">
            <text:p>BUF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6.2" calcext:value-type="float">
            <text:p>26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.J. Brown</text:p>
          </table:table-cell>
          <table:table-cell table:style-name="ce50" office:value-type="string" calcext:value-type="string">
            <text:p>PH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55" calcext:value-type="float">
            <text:p>15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5.5" calcext:value-type="float">
            <text:p>25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chael Thomas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2.7" calcext:value-type="float">
            <text:p>22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vin Duvernay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1.4" calcext:value-type="float">
            <text:p>21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obbie Anderson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1.2" calcext:value-type="float">
            <text:p>2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mon-Ra St. Brown</text:p>
          </table:table-cell>
          <table:table-cell table:style-name="ce50" office:value-type="string" calcext:value-type="string">
            <text:p>DET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0.4" calcext:value-type="float">
            <text:p>20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erry Jeudy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0.2" calcext:value-type="float">
            <text:p>2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urtis Samuel</text:p>
          </table:table-cell>
          <table:table-cell table:style-name="ce50" office:value-type="string" calcext:value-type="string">
            <text:p>WAS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9.2" calcext:value-type="float">
            <text:p>19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abe Davis</text:p>
          </table:table-cell>
          <table:table-cell table:style-name="ce50" office:value-type="string" calcext:value-type="string">
            <text:p>BUF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8.8" calcext:value-type="float">
            <text:p>18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rvis Landry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14" calcext:value-type="float">
            <text:p>1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8.4" calcext:value-type="float">
            <text:p>18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Evans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8.1" calcext:value-type="float">
            <text:p>18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han Dotson</text:p>
          </table:table-cell>
          <table:table-cell table:style-name="ce50" office:value-type="string" calcext:value-type="string">
            <text:p>WAS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-10" calcext:value-type="float">
            <text:p>-1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reek Hill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4" calcext:value-type="float">
            <text:p>9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tian Kirk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17" calcext:value-type="float">
            <text:p>11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7.7" calcext:value-type="float">
            <text:p>17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ylen Waddle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7.7" calcext:value-type="float">
            <text:p>17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Andre Carter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5.4" calcext:value-type="float">
            <text:p>15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.J. Chark</text:p>
          </table:table-cell>
          <table:table-cell table:style-name="ce50" office:value-type="string" calcext:value-type="string">
            <text:p>DET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5.2" calcext:value-type="float">
            <text:p>15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ndin Cooks</text:p>
          </table:table-cell>
          <table:table-cell table:style-name="ce50" office:value-type="string" calcext:value-type="string">
            <text:p>HOU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2" calcext:value-type="float">
            <text:p>8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5.2" calcext:value-type="float">
            <text:p>15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terling Shepard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5.1" calcext:value-type="float">
            <text:p>15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quise Brown</text:p>
          </table:table-cell>
          <table:table-cell table:style-name="ce50" office:value-type="string" calcext:value-type="string">
            <text:p>AR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4.3" calcext:value-type="float">
            <text:p>14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shod Bateman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3.9" calcext:value-type="float">
            <text:p>13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erry McLaurin</text:p>
          </table:table-cell>
          <table:table-cell table:style-name="ce50" office:value-type="string" calcext:value-type="string">
            <text:p>WAS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3.8" calcext:value-type="float">
            <text:p>13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rey Davis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3.7" calcext:value-type="float">
            <text:p>13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ler Boyd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3.3" calcext:value-type="float">
            <text:p>13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reg Dortch</text:p>
          </table:table-cell>
          <table:table-cell table:style-name="ce50" office:value-type="string" calcext:value-type="string">
            <text:p>AR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3" calcext:value-type="float">
            <text:p>6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3.3" calcext:value-type="float">
            <text:p>13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ebo Samuel</text:p>
          </table:table-cell>
          <table:table-cell table:style-name="ce50" office:value-type="string" calcext:value-type="string">
            <text:p>SF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2.6" calcext:value-type="float">
            <text:p>12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iontae Johnson</text:p>
          </table:table-cell>
          <table:table-cell table:style-name="ce50" office:value-type="string" calcext:value-type="string">
            <text:p>PIT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5" calcext:value-type="float">
            <text:p>5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.5" calcext:value-type="float">
            <text:p>12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Zay Jones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65" calcext:value-type="float">
            <text:p>6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.5" calcext:value-type="float">
            <text:p>12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rake London</text:p>
          </table:table-cell>
          <table:table-cell table:style-name="ce50" office:value-type="string" calcext:value-type="string">
            <text:p>AT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74" calcext:value-type="float">
            <text:p>7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.4" calcext:value-type="float">
            <text:p>12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nte Pettis</text:p>
          </table:table-cell>
          <table:table-cell table:style-name="ce50" office:value-type="string" calcext:value-type="string">
            <text:p>CH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2.1" calcext:value-type="float">
            <text:p>12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onovan Peoples-Jones</text:p>
          </table:table-cell>
          <table:table-cell table:style-name="ce50" office:value-type="string" calcext:value-type="string">
            <text:p>CLE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60" calcext:value-type="float">
            <text:p>6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Ju Smith-Schuster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9" calcext:value-type="float">
            <text:p>7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oah Brown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8" calcext:value-type="float">
            <text:p>6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8" calcext:value-type="float">
            <text:p>11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lio Jones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9" calcext:value-type="float">
            <text:p>6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6" calcext:value-type="float">
            <text:p>11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urtland Sutton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72" calcext:value-type="float">
            <text:p>7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2" calcext:value-type="float">
            <text:p>1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ichie James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59" calcext:value-type="float">
            <text:p>5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eenan Allen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6" calcext:value-type="float">
            <text:p>6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.6" calcext:value-type="float">
            <text:p>10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ecole Hardman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0.6" calcext:value-type="float">
            <text:p>10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yle Philips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66" calcext:value-type="float">
            <text:p>6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0.6" calcext:value-type="float">
            <text:p>10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 Montgomery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-2" calcext:value-type="float">
            <text:p>-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0.3" calcext:value-type="float">
            <text:p>10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uan Jennings</text:p>
          </table:table-cell>
          <table:table-cell table:style-name="ce50" office:value-type="string" calcext:value-type="string">
            <text:p>SF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2" calcext:value-type="float">
            <text:p>6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.2" calcext:value-type="float">
            <text:p>1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kobi Meyers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5" calcext:value-type="float">
            <text:p>5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.2" calcext:value-type="float">
            <text:p>1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Isaiah McKenzie</text:p>
          </table:table-cell>
          <table:table-cell table:style-name="ce50" office:value-type="string" calcext:value-type="string">
            <text:p>BUF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9.9" calcext:value-type="float">
            <text:p>9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Elijah Moore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9" calcext:value-type="float">
            <text:p>4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.9" calcext:value-type="float">
            <text:p>9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ase Claypool</text:p>
          </table:table-cell>
          <table:table-cell table:style-name="ce50" office:value-type="string" calcext:value-type="string">
            <text:p>PIT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.4" calcext:value-type="float">
            <text:p>9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arrett Wilson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2" calcext:value-type="float">
            <text:p>5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.2" calcext:value-type="float">
            <text:p>9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 Olave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1" calcext:value-type="float">
            <text:p>4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9.1" calcext:value-type="float">
            <text:p>9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omeo Doubs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7" calcext:value-type="float">
            <text:p>3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8" calcext:value-type="float">
            <text:p>8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Equanimeous St. Brown</text:p>
          </table:table-cell>
          <table:table-cell table:style-name="ce50" office:value-type="string" calcext:value-type="string">
            <text:p>CH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8.8" calcext:value-type="float">
            <text:p>8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xton Berrios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7" calcext:value-type="float">
            <text:p>3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7" calcext:value-type="float">
            <text:p>8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K Metcalf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.6" calcext:value-type="float">
            <text:p>8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eylon Burks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5" calcext:value-type="float">
            <text:p>5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5" calcext:value-type="float">
            <text:p>8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quez Valdes-Scantling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-3" calcext:value-type="float">
            <text:p>-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44" calcext:value-type="float">
            <text:p>4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1" calcext:value-type="float">
            <text:p>8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.J. Moore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3" calcext:value-type="float">
            <text:p>4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vin Jones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8" calcext:value-type="float">
            <text:p>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shton Dulin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6" calcext:value-type="float">
            <text:p>4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6" calcext:value-type="float">
            <text:p>7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Olamide Zaccheaus</text:p>
          </table:table-cell>
          <table:table-cell table:style-name="ce50" office:value-type="string" calcext:value-type="string">
            <text:p>AT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49" calcext:value-type="float">
            <text:p>49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.9" calcext:value-type="float">
            <text:p>6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haDarel Hodge</text:p>
          </table:table-cell>
          <table:table-cell table:style-name="ce50" office:value-type="string" calcext:value-type="string">
            <text:p>AT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8" calcext:value-type="float">
            <text:p>6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ndon Aiyuk</text:p>
          </table:table-cell>
          <table:table-cell table:style-name="ce50" office:value-type="string" calcext:value-type="string">
            <text:p>SF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7" calcext:value-type="float">
            <text:p>6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Parris Campbell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7" calcext:value-type="float">
            <text:p>3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7" calcext:value-type="float">
            <text:p>6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dam Thielen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 Godwin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5" calcext:value-type="float">
            <text:p>3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5" calcext:value-type="float">
            <text:p>6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en Skowronek</text:p>
          </table:table-cell>
          <table:table-cell table:style-name="ce50" office:value-type="string" calcext:value-type="string">
            <text:p>L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5" calcext:value-type="float">
            <text:p>6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 Moore</text:p>
          </table:table-cell>
          <table:table-cell table:style-name="ce50" office:value-type="string" calcext:value-type="string">
            <text:p>HOU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1" calcext:value-type="float">
            <text:p>3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1" calcext:value-type="float">
            <text:p>6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tian Watson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1" calcext:value-type="float">
            <text:p>6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mison Crowder</text:p>
          </table:table-cell>
          <table:table-cell table:style-name="ce50" office:value-type="string" calcext:value-type="string">
            <text:p>BUF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8" calcext:value-type="float">
            <text:p>5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ler Lockett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8" calcext:value-type="float">
            <text:p>5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Strachan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6" calcext:value-type="float">
            <text:p>5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endrick Bourne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41" calcext:value-type="float">
            <text:p>4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Hunter Renfrow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1" calcext:value-type="float">
            <text:p>2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eeDee Lamb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9" calcext:value-type="float">
            <text:p>2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9" calcext:value-type="float">
            <text:p>4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nthony Schwartz</text:p>
          </table:table-cell>
          <table:table-cell table:style-name="ce50" office:value-type="string" calcext:value-type="string">
            <text:p>CLE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9" calcext:value-type="float">
            <text:p>4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ammy Watkins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8" calcext:value-type="float">
            <text:p>4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ed Wilson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8" calcext:value-type="float">
            <text:p>4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mari Cooper</text:p>
          </table:table-cell>
          <table:table-cell table:style-name="ce50" office:value-type="string" calcext:value-type="string">
            <text:p>CLE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7" calcext:value-type="float">
            <text:p>4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ee Higgins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7" calcext:value-type="float">
            <text:p>2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7" calcext:value-type="float">
            <text:p>4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ico Collins</text:p>
          </table:table-cell>
          <table:table-cell table:style-name="ce50" office:value-type="string" calcext:value-type="string">
            <text:p>HOU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6" calcext:value-type="float">
            <text:p>2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6" calcext:value-type="float">
            <text:p>4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.J. Osborn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4" calcext:value-type="float">
            <text:p>4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enny Golladay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2" calcext:value-type="float">
            <text:p>4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quise Goodwin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2" calcext:value-type="float">
            <text:p>4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kyy Moore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sh Palmer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9" calcext:value-type="float">
            <text:p>3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marcus Robinson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9" calcext:value-type="float">
            <text:p>3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elson Agholor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.8" calcext:value-type="float">
            <text:p>3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sh Reynolds</text:p>
          </table:table-cell>
          <table:table-cell table:style-name="ce50" office:value-type="string" calcext:value-type="string">
            <text:p>DET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8" calcext:value-type="float">
            <text:p>3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nnis Houston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6" calcext:value-type="float">
            <text:p>3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Thomas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.5" calcext:value-type="float">
            <text:p>3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ndall Cobb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4" calcext:value-type="float">
            <text:p>3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ussell Gage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3" calcext:value-type="float">
            <text:p>3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.J. Green</text:p>
          </table:table-cell>
          <table:table-cell table:style-name="ce50" office:value-type="string" calcext:value-type="string">
            <text:p>AR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3" calcext:value-type="float">
            <text:p>3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imi Fehoko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dy Hollister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yron Pringle</text:p>
          </table:table-cell>
          <table:table-cell table:style-name="ce50" office:value-type="string" calcext:value-type="string">
            <text:p>CH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y-Ray McCloud</text:p>
          </table:table-cell>
          <table:table-cell table:style-name="ce50" office:value-type="string" calcext:value-type="string">
            <text:p>SF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Williams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wann Winfree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7" calcext:value-type="float">
            <text:p>2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ck Hollins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6" calcext:value-type="float">
            <text:p>2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ndon Powell</text:p>
          </table:table-cell>
          <table:table-cell table:style-name="ce50" office:value-type="string" calcext:value-type="string">
            <text:p>LA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adarius Toney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ick Westbrook-Ikhine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obert Woods</text:p>
          </table:table-cell>
          <table:table-cell table:style-name="ce50" office:value-type="string" calcext:value-type="string">
            <text:p>TEN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mal Agnew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2" calcext:value-type="float">
            <text:p>2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llen Robinson</text:p>
          </table:table-cell>
          <table:table-cell table:style-name="ce50" office:value-type="string" calcext:value-type="string">
            <text:p>L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2" calcext:value-type="float">
            <text:p>2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Shi Smith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2" calcext:value-type="float">
            <text:p>2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ndy Isabella</text:p>
          </table:table-cell>
          <table:table-cell table:style-name="ce50"/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Vante Parker</text:p>
          </table:table-cell>
          <table:table-cell table:style-name="ce50" office:value-type="string" calcext:value-type="string">
            <text:p>NE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9" calcext:value-type="float">
            <text:p>1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rnell Mooney</text:p>
          </table:table-cell>
          <table:table-cell table:style-name="ce50" office:value-type="string" calcext:value-type="string">
            <text:p>CH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8" calcext:value-type="float">
            <text:p>1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ent Sherfield</text:p>
          </table:table-cell>
          <table:table-cell table:style-name="ce50" office:value-type="string" calcext:value-type="string">
            <text:p>MI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8" calcext:value-type="float">
            <text:p>1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Zach Pascal</text:p>
          </table:table-cell>
          <table:table-cell table:style-name="ce50" office:value-type="string" calcext:value-type="string">
            <text:p>PHI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7" calcext:value-type="float">
            <text:p>1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Wan'Dale Robinson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onte Harty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4" calcext:value-type="float">
            <text:p>1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eorge Pickens</text:p>
          </table:table-cell>
          <table:table-cell table:style-name="ce50" office:value-type="string" calcext:value-type="string">
            <text:p>PIT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'Wayne Eskridge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WR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ezmon Patmon</text:p>
          </table:table-cell>
          <table:table-cell table:style-name="ce50" office:value-type="string" calcext:value-type="string">
            <text:p>IND</text:p>
          </table:table-cell>
          <table:table-cell table:style-name="ce49" office:value-type="string" calcext:value-type="string">
            <text:p>WR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11" table:style-name="ce55" office:value-type="string" calcext:value-type="string">
            <text:p>-</text:p>
          </table:table-cell>
          <table:table-cell table:style-name="ce55" office:value-type="float" office:value="0.48" calcext:value-type="float">
            <text:p>0.4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elon Darden</text:p>
          </table:table-cell>
          <table:table-cell table:style-name="ce50" office:value-type="string" calcext:value-type="string">
            <text:p>TB</text:p>
          </table:table-cell>
          <table:table-cell table:style-name="ce49" office:value-type="string" calcext:value-type="string">
            <text:p>WR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8" table:style-name="ce55" office:value-type="string" calcext:value-type="string">
            <text:p>-</text:p>
          </table:table-cell>
          <table:table-cell table:style-name="ce55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avis Kelce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6.1" calcext:value-type="float">
            <text:p>26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O.J. Howard</text:p>
          </table:table-cell>
          <table:table-cell table:style-name="ce50" office:value-type="string" calcext:value-type="string">
            <text:p>HOU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7.8" calcext:value-type="float">
            <text:p>1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aysom Hill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TE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1" calcext:value-type="float">
            <text:p>8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5.3" calcext:value-type="float">
            <text:p>15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erald Everett</text:p>
          </table:table-cell>
          <table:table-cell table:style-name="ce50" office:value-type="string" calcext:value-type="string">
            <text:p>LAC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4.4" calcext:value-type="float">
            <text:p>14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Will Dissly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3.3" calcext:value-type="float">
            <text:p>13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lton Schultz</text:p>
          </table:table-cell>
          <table:table-cell table:style-name="ce50" office:value-type="string" calcext:value-type="string">
            <text:p>DAL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62" calcext:value-type="float">
            <text:p>6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3.2" calcext:value-type="float">
            <text:p>13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Pat Freiermuth</text:p>
          </table:table-cell>
          <table:table-cell table:style-name="ce50" office:value-type="string" calcext:value-type="string">
            <text:p>PIT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75" calcext:value-type="float">
            <text:p>7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2.5" calcext:value-type="float">
            <text:p>12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olby Parkinson</text:p>
          </table:table-cell>
          <table:table-cell table:style-name="ce50" office:value-type="string" calcext:value-type="string">
            <text:p>SEA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3" calcext:value-type="float">
            <text:p>4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2.3" calcext:value-type="float">
            <text:p>12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rren Waller</text:p>
          </table:table-cell>
          <table:table-cell table:style-name="ce50" office:value-type="string" calcext:value-type="string">
            <text:p>LV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79" calcext:value-type="float">
            <text:p>7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ler Conklin</text:p>
          </table:table-cell>
          <table:table-cell table:style-name="ce50" office:value-type="string" calcext:value-type="string">
            <text:p>NYJ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1.6" calcext:value-type="float">
            <text:p>11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Zach Ertz</text:p>
          </table:table-cell>
          <table:table-cell table:style-name="ce50" office:value-type="string" calcext:value-type="string">
            <text:p>ARI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1.4" calcext:value-type="float">
            <text:p>11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ark Andrews</text:p>
          </table:table-cell>
          <table:table-cell table:style-name="ce50" office:value-type="string" calcext:value-type="string">
            <text:p>BAL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52" calcext:value-type="float">
            <text:p>5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.2" calcext:value-type="float">
            <text:p>10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Hayden Hurst</text:p>
          </table:table-cell>
          <table:table-cell table:style-name="ce50" office:value-type="string" calcext:value-type="string">
            <text:p>CI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6" calcext:value-type="float">
            <text:p>4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.6" calcext:value-type="float">
            <text:p>9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llas Goedert</text:p>
          </table:table-cell>
          <table:table-cell table:style-name="ce50" office:value-type="string" calcext:value-type="string">
            <text:p>PHI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60" calcext:value-type="float">
            <text:p>6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ler Higbee</text:p>
          </table:table-cell>
          <table:table-cell table:style-name="ce50" office:value-type="string" calcext:value-type="string">
            <text:p>LA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9" calcext:value-type="float">
            <text:p>3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9" calcext:value-type="float">
            <text:p>8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lbert Okwuegbunam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8.3" calcext:value-type="float">
            <text:p>8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.J. Hockenson</text:p>
          </table:table-cell>
          <table:table-cell table:style-name="ce50" office:value-type="string" calcext:value-type="string">
            <text:p>DET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8" calcext:value-type="float">
            <text:p>7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Logan Thomas</text:p>
          </table:table-cell>
          <table:table-cell table:style-name="ce50" office:value-type="string" calcext:value-type="string">
            <text:p>WAS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5" calcext:value-type="float">
            <text:p>4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5" calcext:value-type="float">
            <text:p>7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Ian Thomas</text:p>
          </table:table-cell>
          <table:table-cell table:style-name="ce50" office:value-type="string" calcext:value-type="string">
            <text:p>CAR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3" calcext:value-type="float">
            <text:p>5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3" calcext:value-type="float">
            <text:p>7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ndrew Beck</text:p>
          </table:table-cell>
          <table:table-cell table:style-name="ce50" office:value-type="string" calcext:value-type="string">
            <text:p>DE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2" calcext:value-type="float">
            <text:p>5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7.2" calcext:value-type="float">
            <text:p>7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dy Fortson</text:p>
          </table:table-cell>
          <table:table-cell table:style-name="ce50" office:value-type="string" calcext:value-type="string">
            <text:p>KC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7.1" calcext:value-type="float">
            <text:p>7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 Myarick</text:p>
          </table:table-cell>
          <table:table-cell table:style-name="ce50" office:value-type="string" calcext:value-type="string">
            <text:p>NYG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7.1" calcext:value-type="float">
            <text:p>7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Evan Engram</text:p>
          </table:table-cell>
          <table:table-cell table:style-name="ce50" office:value-type="string" calcext:value-type="string">
            <text:p>JAX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8" calcext:value-type="float">
            <text:p>6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obert Tonyan</text:p>
          </table:table-cell>
          <table:table-cell table:style-name="ce50" office:value-type="string" calcext:value-type="string">
            <text:p>GB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uwan Johnson</text:p>
          </table:table-cell>
          <table:table-cell table:style-name="ce50" office:value-type="string" calcext:value-type="string">
            <text:p>NO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3" calcext:value-type="float">
            <text:p>4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3" calcext:value-type="float">
            <text:p>6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nnu Smith</text:p>
          </table:table-cell>
          <table:table-cell table:style-name="ce49" office:value-type="string" calcext:value-type="string">
            <text:p>NED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.3" calcext:value-type="float">
            <text:p>6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Zach Gentry</text:p>
          </table:table-cell>
          <table:table-cell table:style-name="ce49" office:value-type="string" calcext:value-type="string">
            <text:p>PIT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re' McKitty</text:p>
          </table:table-cell>
          <table:table-cell table:style-name="ce49" office:value-type="string" calcext:value-type="string">
            <text:p>LAC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4" calcext:value-type="float">
            <text:p>5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ylen Granson</text:p>
          </table:table-cell>
          <table:table-cell table:style-name="ce49" office:value-type="string" calcext:value-type="string">
            <text:p>IND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.2" calcext:value-type="float">
            <text:p>5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eoff Swaim</text:p>
          </table:table-cell>
          <table:table-cell table:style-name="ce49" office:value-type="string" calcext:value-type="string">
            <text:p>TE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9" calcext:value-type="float">
            <text:p>4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siah Deguara</text:p>
          </table:table-cell>
          <table:table-cell table:style-name="ce49" office:value-type="string" calcext:value-type="string">
            <text:p>GB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8" calcext:value-type="float">
            <text:p>4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ohnny Mundt</text:p>
          </table:table-cell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7" calcext:value-type="float">
            <text:p>4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o Alie-Cox</text:p>
          </table:table-cell>
          <table:table-cell table:style-name="ce49" office:value-type="string" calcext:value-type="string">
            <text:p>IND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6" calcext:value-type="float">
            <text:p>2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6" calcext:value-type="float">
            <text:p>4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oah Fant</text:p>
          </table:table-cell>
          <table:table-cell table:style-name="ce49" office:value-type="string" calcext:value-type="string">
            <text:p>SEA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.6" calcext:value-type="float">
            <text:p>4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Hunter Henry</text:p>
          </table:table-cell>
          <table:table-cell table:style-name="ce49" office:value-type="string" calcext:value-type="string">
            <text:p>NE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Kyle Pitts</text:p>
          </table:table-cell>
          <table:table-cell table:style-name="ce49" office:value-type="string" calcext:value-type="string">
            <text:p>ATL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9" calcext:value-type="float">
            <text:p>1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9" calcext:value-type="float">
            <text:p>3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Harrison Bryant</text:p>
          </table:table-cell>
          <table:table-cell table:style-name="ce49" office:value-type="string" calcext:value-type="string">
            <text:p>CLE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.8" calcext:value-type="float">
            <text:p>3.8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Pharaoh Brown</text:p>
          </table:table-cell>
          <table:table-cell table:style-name="ce49" office:value-type="string" calcext:value-type="string">
            <text:p>CLE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7" calcext:value-type="float">
            <text:p>2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urham Smythe</text:p>
          </table:table-cell>
          <table:table-cell table:style-name="ce49" office:value-type="string" calcext:value-type="string">
            <text:p>MIA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4" calcext:value-type="float">
            <text:p>2.4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oss Dwelley</text:p>
          </table:table-cell>
          <table:table-cell table:style-name="ce49" office:value-type="string" calcext:value-type="string">
            <text:p>SF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Noah Gray</text:p>
          </table:table-cell>
          <table:table-cell table:style-name="ce49" office:value-type="string" calcext:value-type="string">
            <text:p>KC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ler Kroft</text:p>
          </table:table-cell>
          <table:table-cell table:style-name="ce49" office:value-type="string" calcext:value-type="string">
            <text:p>SF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9" calcext:value-type="float">
            <text:p>1.9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ameron Brate</text:p>
          </table:table-cell>
          <table:table-cell table:style-name="ce49" office:value-type="string" calcext:value-type="string">
            <text:p>TB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7" calcext:value-type="float">
            <text:p>1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vid Njoku</text:p>
          </table:table-cell>
          <table:table-cell table:style-name="ce49" office:value-type="string" calcext:value-type="string">
            <text:p>CLE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7" calcext:value-type="float">
            <text:p>1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igoziem Okonkwo</text:p>
          </table:table-cell>
          <table:table-cell table:style-name="ce49" office:value-type="string" calcext:value-type="string">
            <text:p>TEN</text:p>
          </table:table-cell>
          <table:table-cell table:style-name="ce49" office:value-type="string" calcext:value-type="string">
            <text:p>TE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-4" calcext:value-type="float">
            <text:p>-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7" calcext:value-type="float">
            <text:p>1.7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nthony Firkser</text:p>
          </table:table-cell>
          <table:table-cell table:style-name="ce49" office:value-type="string" calcext:value-type="string">
            <text:p>ATL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Austin Hooper</text:p>
          </table:table-cell>
          <table:table-cell table:style-name="ce49" office:value-type="string" calcext:value-type="string">
            <text:p>TE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6" calcext:value-type="float">
            <text:p>1.6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Parker Hesse</text:p>
          </table:table-cell>
          <table:table-cell table:style-name="ce49" office:value-type="string" calcext:value-type="string">
            <text:p>ATL</text:p>
          </table:table-cell>
          <table:table-cell table:style-name="ce49" office:value-type="string" calcext:value-type="string">
            <text:p>TE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evin Jordan</text:p>
          </table:table-cell>
          <table:table-cell table:style-name="ce49" office:value-type="string" calcext:value-type="string">
            <text:p>HOU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wson Knox</text:p>
          </table:table-cell>
          <table:table-cell table:style-name="ce49" office:value-type="string" calcext:value-type="string">
            <text:p>BUF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yler Davis</text:p>
          </table:table-cell>
          <table:table-cell table:style-name="ce49" office:value-type="string" calcext:value-type="string">
            <text:p>GB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3" calcext:value-type="float">
            <text:p>1.3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en Ellefson</text:p>
          </table:table-cell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rew Sample</text:p>
          </table:table-cell>
          <table:table-cell table:style-name="ce49" office:value-type="string" calcext:value-type="string">
            <text:p>CIN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2" calcext:value-type="float">
            <text:p>1.2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ike Gesicki</text:p>
          </table:table-cell>
          <table:table-cell table:style-name="ce49" office:value-type="string" calcext:value-type="string">
            <text:p>MIA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Tommy Tremble</text:p>
          </table:table-cell>
          <table:table-cell table:style-name="ce49" office:value-type="string" calcext:value-type="string">
            <text:p>CAR</text:p>
          </table:table-cell>
          <table:table-cell table:style-name="ce49" office:value-type="string" calcext:value-type="string">
            <text:p>TE</text:p>
          </table:table-cell>
          <table:table-cell table:number-columns-repeated="5"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table:style-name="ce28"/>
          <table:table-cell table:style-name="ce35"/>
          <table:table-cell table:style-name="ce49"/>
          <table:table-cell table:style-name="ce50"/>
          <table:table-cell table:style-name="ce55" table:number-columns-repeated="13"/>
          <table:table-cell table:number-columns-repeated="24"/>
        </table:table-row>
        <table:table-row table:style-name="ro1">
          <table:table-cell table:style-name="ce28"/>
          <table:table-cell table:style-name="ce35" office:value-type="string" calcext:value-type="string">
            <text:p>Kickers</text:p>
          </table:table-cell>
          <table:table-cell table:style-name="ce49"/>
          <table:table-cell table:style-name="ce50"/>
          <table:table-cell table:style-name="ce55" table:number-columns-repeated="13"/>
          <table:table-cell table:number-columns-repeated="24"/>
        </table:table-row>
        <table:table-row table:style-name="ro1">
          <table:table-cell table:style-name="ce28"/>
          <table:table-cell table:style-name="ce35"/>
          <table:table-cell table:style-name="ce49"/>
          <table:table-cell table:style-name="ce50"/>
          <table:table-cell table:style-name="ce55" table:number-columns-repeated="13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Younghoe Koo</text:p>
          </table:table-cell>
          <table:table-cell table:style-name="ce49" office:value-type="string" calcext:value-type="string">
            <text:p>ATL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ade York</text:p>
          </table:table-cell>
          <table:table-cell table:style-name="ce49" office:value-type="string" calcext:value-type="string">
            <text:p>CLE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Chris Boswell</text:p>
          </table:table-cell>
          <table:table-cell table:style-name="ce49" office:value-type="string" calcext:value-type="string">
            <text:p>PIT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Greg Joseph</text:p>
          </table:table-cell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yan Succop</text:p>
          </table:table-cell>
          <table:table-cell table:style-name="ce49" office:value-type="string" calcext:value-type="string">
            <text:p>TB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3" calcext:value-type="float">
            <text:p>13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Brandon McManus</text:p>
          </table:table-cell>
          <table:table-cell table:style-name="ce49" office:value-type="string" calcext:value-type="string">
            <text:p>DEN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iley Patterson</text:p>
          </table:table-cell>
          <table:table-cell table:style-name="ce49" office:value-type="string" calcext:value-type="string">
            <text:p>JAX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Harrison Butker</text:p>
          </table:table-cell>
          <table:table-cell table:style-name="ce49" office:value-type="string" calcext:value-type="string">
            <text:p>KC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Daniel Carlson</text:p>
          </table:table-cell>
          <table:table-cell table:style-name="ce49" office:value-type="string" calcext:value-type="string">
            <text:p>LV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Wil Lutz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odrigo Blankenship</text:p>
          </table:table-cell>
          <table:table-cell table:style-name="ce49"/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Randy Bullock</text:p>
          </table:table-cell>
          <table:table-cell table:style-name="ce49" office:value-type="string" calcext:value-type="string">
            <text:p>TEN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Jake Elliott</text:p>
          </table:table-cell>
          <table:table-cell table:style-name="ce49" office:value-type="string" calcext:value-type="string">
            <text:p>PHI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Ka'imi Fairbairn</text:p>
          </table:table-cell>
          <table:table-cell table:style-name="ce49" office:value-type="string" calcext:value-type="string">
            <text:p>HOU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Evan McPherson</text:p>
          </table:table-cell>
          <table:table-cell table:style-name="ce49" office:value-type="string" calcext:value-type="string">
            <text:p>CIN</text:p>
          </table:table-cell>
          <table:table-cell table:style-name="ce49" office:value-type="string" calcext:value-type="string">
            <text:p>K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Jason Sanders</text:p>
          </table:table-cell>
          <table:table-cell table:style-name="ce49" office:value-type="string" calcext:value-type="string">
            <text:p>MIA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Tyler Bass</text:p>
          </table:table-cell>
          <table:table-cell table:style-name="ce49" office:value-type="string" calcext:value-type="string">
            <text:p>BUF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Matt Gay</text:p>
          </table:table-cell>
          <table:table-cell table:style-name="ce49" office:value-type="string" calcext:value-type="string">
            <text:p>LA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Dustin Hopkins</text:p>
          </table:table-cell>
          <table:table-cell table:style-name="ce49" office:value-type="string" calcext:value-type="string">
            <text:p>LAC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Eddy Pineiro</text:p>
          </table:table-cell>
          <table:table-cell table:style-name="ce49" office:value-type="string" calcext:value-type="string">
            <text:p>CAR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Justin Tucker</text:p>
          </table:table-cell>
          <table:table-cell table:style-name="ce49" office:value-type="string" calcext:value-type="string">
            <text:p>BAL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Brett Maher</text:p>
          </table:table-cell>
          <table:table-cell table:style-name="ce49" office:value-type="string" calcext:value-type="string">
            <text:p>DAL</text:p>
          </table:table-cell>
          <table:table-cell table:style-name="ce49" office:value-type="string" calcext:value-type="string">
            <text:p>K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Jason Myers</text:p>
          </table:table-cell>
          <table:table-cell table:style-name="ce49" office:value-type="string" calcext:value-type="string">
            <text:p>SEA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Austin Seibert</text:p>
          </table:table-cell>
          <table:table-cell table:style-name="ce49"/>
          <table:table-cell table:style-name="ce49" office:value-type="string" calcext:value-type="string">
            <text:p>K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Robbie Gould</text:p>
          </table:table-cell>
          <table:table-cell table:style-name="ce49" office:value-type="string" calcext:value-type="string">
            <text:p>SF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Greg Zuerlein</text:p>
          </table:table-cell>
          <table:table-cell table:style-name="ce49" office:value-type="string" calcext:value-type="string">
            <text:p>NYJ</text:p>
          </table:table-cell>
          <table:table-cell table:style-name="ce49" office:value-type="string" calcext:value-type="string">
            <text:p>K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Joey Slye</text:p>
          </table:table-cell>
          <table:table-cell table:style-name="ce49" office:value-type="string" calcext:value-type="string">
            <text:p>WAS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Mason Crosby</text:p>
          </table:table-cell>
          <table:table-cell table:style-name="ce49" office:value-type="string" calcext:value-type="string">
            <text:p>GB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Nick Folk</text:p>
          </table:table-cell>
          <table:table-cell table:style-name="ce49" office:value-type="string" calcext:value-type="string">
            <text:p>NE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Graham Gano</text:p>
          </table:table-cell>
          <table:table-cell table:style-name="ce49" office:value-type="string" calcext:value-type="string">
            <text:p>NYG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Matt Prater</text:p>
          </table:table-cell>
          <table:table-cell table:style-name="ce49" office:value-type="string" calcext:value-type="string">
            <text:p>ARI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Cairo Santos</text:p>
          </table:table-cell>
          <table:table-cell table:style-name="ce49" office:value-type="string" calcext:value-type="string">
            <text:p>CHI</text:p>
          </table:table-cell>
          <table:table-cell table:style-name="ce49" office:value-type="string" calcext:value-type="string">
            <text:p>K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/>
          <table:table-cell table:style-name="ce46"/>
          <table:table-cell table:style-name="ce51" table:number-columns-repeated="2"/>
          <table:table-cell table:style-name="ce55" table:number-columns-repeated="7"/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/>
          <table:table-cell table:style-name="ce46" office:value-type="string" calcext:value-type="string">
            <text:p>Defences</text:p>
          </table:table-cell>
          <table:table-cell table:style-name="ce51" table:number-columns-repeated="2"/>
          <table:table-cell table:style-name="ce55" table:number-columns-repeated="7"/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/>
          <table:table-cell table:style-name="ce46"/>
          <table:table-cell table:style-name="ce51" table:number-columns-repeated="2"/>
          <table:table-cell table:style-name="ce55" table:number-columns-repeated="7"/>
          <table:table-cell table:style-name="ce58" table:number-columns-repeated="6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Pittsburgh Steel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4" calcext:value-type="float">
            <text:p>24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Miami Dolphi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8" calcext:value-type="float">
            <text:p>18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Buffalo Bill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7" calcext:value-type="float">
            <text:p>17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Tampa Bay Buccane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3" calcext:value-type="float">
            <text:p>13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Los Angeles Charg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3" calcext:value-type="float">
            <text:p>13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Minnesota Viking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12" calcext:value-type="float">
            <text:p>12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Baltimore Rave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1" calcext:value-type="float">
            <text:p>11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Chicago Bea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Los Angeles Ram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9" calcext:value-type="float">
            <text:p>9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Tennessee Tita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9" calcext:value-type="float">
            <text:p>9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Seattle Seahawk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7" calcext:value-type="float">
            <text:p>7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Houston Texa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7" calcext:value-type="float">
            <text:p>7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Cleveland Brow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Indianapolis Colt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Atlanta Falco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Jacksonville Jagua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San Francisco 49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Denver Bronco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Dallas Cowboy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Philadelphia Eagle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5" calcext:value-type="float">
            <text:p>5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Washington Command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New York Giant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New York Jet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New England Patriot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New Orleans Saint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Kansas City Chief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Cincinnati Bengal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Green Bay Pack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Carolina Panth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Detroit Lion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string" calcext:value-type="string">
            <text:p>-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Las Vegas Raider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number-columns-repeated="7" table:style-name="ce55" office:value-type="string" calcext:value-type="string">
            <text:p>-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0" calcext:value-type="float">
            <text:p>0</text:p>
          </table:table-cell>
          <table:table-cell table:style-name="ce58" table:number-columns-repeated="4"/>
          <table:table-cell table:number-columns-repeated="2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Arizona Cardinals</text:p>
          </table:table-cell>
          <table:table-cell table:style-name="ce51"/>
          <table:table-cell table:style-name="ce49" office:value-type="string" calcext:value-type="string">
            <text:p>DEF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-2" calcext:value-type="float">
            <text:p>-2</text:p>
          </table:table-cell>
          <table:table-cell table:style-name="ce58" table:number-columns-repeated="4"/>
          <table:table-cell table:number-columns-repeated="24"/>
        </table:table-row>
        <table:table-row table:style-name="ro1" table:number-rows-repeated="1048215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Sheet1.B2:Sheet1.D3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text>-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eaeaea"/>
    </style:style>
    <style:style style:name="ConditionalStyle_5f_13" style:display-name="ConditionalStyle_13" style:family="table-cell" style:parent-style-name="Default">
      <style:text-properties fo:color="#7030a0"/>
    </style:style>
    <style:style style:name="ConditionalStyle_5f_12" style:display-name="ConditionalStyle_12" style:family="table-cell" style:parent-style-name="Default">
      <style:text-properties fo:color="#00b050"/>
    </style:style>
    <style:style style:name="ConditionalStyle_5f_11" style:display-name="ConditionalStyle_11" style:family="table-cell" style:parent-style-name="Default">
      <style:text-properties fo:color="#c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16:06:11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00:52:07.204000000</meta:creation-date>
    <dc:date>2022-10-09T00:43:10.642000000</dc:date>
    <meta:editing-duration>PT1H20M22S</meta:editing-duration>
    <meta:editing-cycles>10</meta:editing-cycles>
    <meta:generator>LibreOffice/7.1.5.2$Windows_X86_64 LibreOffice_project/85f04e9f809797b8199d13c421bd8a2b025d52b5</meta:generator>
    <meta:document-statistic meta:table-count="1" meta:cell-count="5655" meta:object-count="0"/>
  </office:meta>
</office:document-meta>
</file>